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ae9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ae9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ae9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ae9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ae9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ae9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ae9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ae9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ae9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ae9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ae9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ae9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ae9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ae9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ae9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ae9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ae9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enixón Fabián Morillo Cedeñ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6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8314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Nixon Domingo Mori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0131672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4.40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0" meta:non-whitespace-character-count="994"/>
    <meta:template xlink:type="simple" xlink:actuate="onRequest" xlink:title="Normal" xlink:href=""/>
  </office:meta>
</office:document-meta>
</file>